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F3000000B657D2CCEC7F7D7104.jpg" manifest:media-type="image/jpeg"/>
  <manifest:file-entry manifest:full-path="Pictures/10000000000000D5000000A157CCDCC8A8192FF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635cm" svg:height="4.259cm" svg:x="8.192cm" svg:y="4.048cm">
          <draw:image xlink:href="Pictures/10000000000000D5000000A157CCDCC8A8192FF7.jpg" xlink:type="simple" xlink:show="embed" xlink:actuate="onLoad" loext:mime-type="image/jpeg">
            <text:p/>
          </draw:image>
        </draw:frame>
        <draw:frame draw:style-name="gr1" draw:text-style-name="P1" draw:layer="layout" svg:width="5.363cm" svg:height="4.017cm" svg:x="8.328cm" svg:y="11.842cm">
          <draw:image xlink:href="Pictures/10000000000000F3000000B657D2CCEC7F7D7104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9T11:14:42.693729251</meta:creation-date>
    <dc:date>2019-07-19T14:11:14.084962544</dc:date>
    <meta:editing-duration>PT2H56M31S</meta:editing-duration>
    <meta:editing-cycles>2</meta:editing-cycles>
    <meta:generator>LibreOffice/6.2.5.2$Linux_X86_64 LibreOffice_project/20$Build-2</meta:generator>
    <meta:document-statistic meta:object-count="2"/>
  </office:meta>
</office:document-meta>
</file>